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Heading_20_3">
      <style:text-properties officeooo:paragraph-rsid="001c1cd0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T1" style:family="text">
      <style:text-properties officeooo:rsid="001c1cd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Este </text:span>programa é dividido em módulos, indo do básico ao avançado, com atividades práticas e projetos reais para garantir que os alunos adquiram habilidades sólidas e aplicáveis no mercado de trabalho.</text:p>
      <text:h text:style-name="Heading_20_3" text:outline-level="3"><text:span text:style-name="Strong_20_Emphasis">Objetivo</text:span></text:h>
      <text:p text:style-name="Text_20_body">Capacitar os alunos com habilidades práticas e teóricas em programação em Java, preparando-os para o mercado de trabalho como desenvolvedores Java, com foco em boas práticas, padrões de design, desenvolvimento web e mobile, além de integração com bancos de dados.</text:p>
      <text:p text:style-name="Horizontal_20_Line"/>
      <text:h text:style-name="Heading_20_3" text:outline-level="3"><text:span text:style-name="Strong_20_Emphasis">Duração</text:span></text:h>
      <text:list text:style-name="L1">
        <text:list-item>
          <text:p text:style-name="P1"><text:span text:style-name="Strong_20_Emphasis">Total</text:span>: 6 meses (24 semanas) </text:p>
        </text:list-item>
        <text:list-item>
          <text:p text:style-name="P1"><text:span text:style-name="Strong_20_Emphasis">Aulas</text:span>: 2 aulas por semana (3 horas por aula) </text:p>
        </text:list-item>
        <text:list-item>
          <text:p text:style-name="P2"><text:span text:style-name="Strong_20_Emphasis">Carga horária total</text:span>: 144 horas </text:p>
        </text:list-item>
      </text:list>
      <text:p text:style-name="Horizontal_20_Line"/>
      <text:h text:style-name="Heading_20_3" text:outline-level="3"><text:span text:style-name="Strong_20_Emphasis">Público-alvo</text:span></text:h>
      <text:p text:style-name="Text_20_body">Estudantes e profissionais interessados em aprender programação com foco na linguagem Java, com ou sem experiência prévia em desenvolvimento de software.</text:p>
      <text:p text:style-name="Horizontal_20_Line"/>
      <text:h text:style-name="Heading_20_2" text:outline-level="2"><text:span text:style-name="Strong_20_Emphasis">Módulos do Curso</text:span></text:h>
      <text:h text:style-name="Heading_20_3" text:outline-level="3"><text:span text:style-name="Strong_20_Emphasis">Módulo 1: Fundamentos da Programação em Java (4 semanas)</text:span></text:h>
      <text:p text:style-name="Text_20_body"><text:span text:style-name="Strong_20_Emphasis">Objetivo</text:span>: Introduzir os conceitos básicos da linguagem Java e da programação orientada a objetos.</text:p>
      <text:list text:style-name="L2">
        <text:list-item>
          <text:p text:style-name="P3"><text:span text:style-name="Strong_20_Emphasis">Conteúdo</text:span>: </text:p>
          <text:list>
            <text:list-item>
              <text:p text:style-name="P3">Introdução à linguagem Java </text:p>
            </text:list-item>
            <text:list-item>
              <text:p text:style-name="P3">Variáveis, tipos de dados e operadores </text:p>
            </text:list-item>
            <text:list-item>
              <text:p text:style-name="P3">Estruturas de controle (if, switch, laços de repetição) </text:p>
            </text:list-item>
            <text:list-item>
              <text:p text:style-name="P3">Métodos e funções </text:p>
            </text:list-item>
            <text:list-item>
              <text:p text:style-name="P3">Introdução à Programação Orientada a Objetos (POO) </text:p>
            </text:list-item>
            <text:list-item>
              <text:p text:style-name="P3">Classes, objetos, atributos e métodos </text:p>
            </text:list-item>
            <text:list-item>
              <text:p text:style-name="P3">Modificadores de acesso (public, private, protected) </text:p>
            </text:list-item>
            <text:list-item>
              <text:p text:style-name="P3">Introdução ao ambiente de desenvolvimento (Eclipse, IntelliJ) </text:p>
            </text:list-item>
          </text:list>
        </text:list-item>
        <text:list-item>
          <text:p text:style-name="P3"><text:span text:style-name="Strong_20_Emphasis">Atividade prática</text:span>: </text:p>
          <text:list>
            <text:list-item>
              <text:p text:style-name="P4">Criação de um sistema de cadastro simples (ex.: cadastro de produtos). </text:p>
            </text:list-item>
          </text:list>
        </text:list-item>
      </text:list>
      <text:p text:style-name="Horizontal_20_Line"/>
      <text:h text:style-name="P5" text:outline-level="3"><text:soft-page-break/><text:span text:style-name="Strong_20_Emphasis">Módulo 2: Programação Orientada a Objetos com Java (4 semanas)</text:span></text:h>
      <text:p text:style-name="Text_20_body"><text:span text:style-name="Strong_20_Emphasis">Objetivo</text:span>: Aprofundar o conhecimento em POO com Java.</text:p>
      <text:list text:style-name="L3">
        <text:list-item>
          <text:p text:style-name="P6"><text:span text:style-name="Strong_20_Emphasis">Conteúdo</text:span>:</text:p>
          <text:list>
            <text:list-item>
              <text:p text:style-name="P7">Abstração, encapsulamento, herança e polimorfismo </text:p>
            </text:list-item>
            <text:list-item>
              <text:p text:style-name="P7">Construtores e sobrecarga de métodos </text:p>
            </text:list-item>
            <text:list-item>
              <text:p text:style-name="P7">Interfaces e classes abstratas </text:p>
            </text:list-item>
            <text:list-item>
              <text:p text:style-name="P7">Tratamento de exceções </text:p>
            </text:list-item>
            <text:list-item>
              <text:p text:style-name="P7">Coleções (List, Set, Map) </text:p>
            </text:list-item>
            <text:list-item>
              <text:p text:style-name="P7">Generics </text:p>
            </text:list-item>
            <text:list-item>
              <text:p text:style-name="P7">Introdução ao Java API (Bibliotecas padrão) </text:p>
            </text:list-item>
          </text:list>
        </text:list-item>
        <text:list-item>
          <text:p text:style-name="P6"><text:span text:style-name="Strong_20_Emphasis">Atividade prática</text:span>:</text:p>
          <text:list>
            <text:list-item>
              <text:p text:style-name="P6">Desenvolvimento de um sistema de gerenciamento de biblioteca com funcionalidades de cadastro e empréstimo de livro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ódulo 3: Desenvolvimento de Aplicações Desktop com Java (4 semanas)</text:span></text:h>
      <text:p text:style-name="Text_20_body"><text:span text:style-name="Strong_20_Emphasis">Objetivo</text:span>: Ensinar o desenvolvimento de interfaces gráficas e aplicações desktop.</text:p>
      <text:list text:style-name="L4">
        <text:list-item>
          <text:p text:style-name="P8"><text:span text:style-name="Strong_20_Emphasis">Conteúdo</text:span>:</text:p>
          <text:list>
            <text:list-item>
              <text:p text:style-name="P9">Introdução ao JavaFX e Swing </text:p>
            </text:list-item>
            <text:list-item>
              <text:p text:style-name="P9">Criação de interfaces gráficas (GUI) </text:p>
            </text:list-item>
            <text:list-item>
              <text:p text:style-name="P9">Eventos e listeners </text:p>
            </text:list-item>
            <text:list-item>
              <text:p text:style-name="P9">Layouts e componentes visuais </text:p>
            </text:list-item>
            <text:list-item>
              <text:p text:style-name="P9">Manipulação de arquivos (leitura e escrita) </text:p>
            </text:list-item>
            <text:list-item>
              <text:p text:style-name="P9">Threads e programação concorrente </text:p>
            </text:list-item>
            <text:list-item>
              <text:p text:style-name="P9">Projeto com JavaFX </text:p>
            </text:list-item>
          </text:list>
        </text:list-item>
        <text:list-item>
          <text:p text:style-name="P8"><text:span text:style-name="Strong_20_Emphasis">Atividade prática</text:span>:</text:p>
          <text:list>
            <text:list-item>
              <text:p text:style-name="P8">Criação de uma aplicação desktop de controle de estoque com interface gráfica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ódulo 4: Banco de Dados com Java (4 semanas)</text:span></text:h>
      <text:p text:style-name="Text_20_body"><text:span text:style-name="Strong_20_Emphasis">Objetivo</text:span>: Ensinar como integrar Java a bancos de dados relacionais e realizar operações CRUD.</text:p>
      <text:list text:style-name="L5">
        <text:list-item>
          <text:p text:style-name="P10"><text:span text:style-name="Strong_20_Emphasis">Conteúdo</text:span>:</text:p>
          <text:list>
            <text:list-item>
              <text:p text:style-name="P11">Introdução a JDBC (Java Database Connectivity) </text:p>
            </text:list-item>
            <text:list-item>
              <text:p text:style-name="P11">Conexão com banco de dados (MySQL, PostgreSQL) </text:p>
            </text:list-item>
            <text:list-item>
              <text:p text:style-name="P11">Consultas SQL (SELECT, INSERT, UPDATE, DELETE) </text:p>
            </text:list-item>
            <text:list-item>
              <text:p text:style-name="P11">ORM com Hibernate </text:p>
            </text:list-item>
            <text:list-item>
              <text:p text:style-name="P11"><text:soft-page-break/>Transações e controle de concorrência </text:p>
            </text:list-item>
            <text:list-item>
              <text:p text:style-name="P11">Boas práticas de acesso a dados </text:p>
            </text:list-item>
          </text:list>
        </text:list-item>
        <text:list-item>
          <text:p text:style-name="P10"><text:span text:style-name="Strong_20_Emphasis">Atividade prática</text:span>:</text:p>
          <text:list>
            <text:list-item>
              <text:p text:style-name="P10">Desenvolvimento de um sistema de gerenciamento de clientes integrado com banco de dados relacional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ódulo 5: Desenvolvimento Web com Java (6 semanas)</text:span></text:h>
      <text:p text:style-name="Text_20_body"><text:span text:style-name="Strong_20_Emphasis">Objetivo</text:span>: Ensinar o desenvolvimento de aplicações web com Java utilizando frameworks populares.</text:p>
      <text:list text:style-name="L6">
        <text:list-item>
          <text:p text:style-name="P12"><text:span text:style-name="Strong_20_Emphasis">Conteúdo</text:span>:</text:p>
          <text:list>
            <text:list-item>
              <text:p text:style-name="P13">Introdução a Servlets e JSP </text:p>
            </text:list-item>
            <text:list-item>
              <text:p text:style-name="P13">Fundamentos do protocolo HTTP </text:p>
            </text:list-item>
            <text:list-item>
              <text:p text:style-name="P13">Criação de APIs RESTful com Spring Boot </text:p>
            </text:list-item>
            <text:list-item>
              <text:p text:style-name="P13">Injeção de dependência com Spring Framework </text:p>
            </text:list-item>
            <text:list-item>
              <text:p text:style-name="P13">Integração com banco de dados (Spring Data JPA) </text:p>
            </text:list-item>
            <text:list-item>
              <text:p text:style-name="P13">Controle de sessão e autenticação </text:p>
            </text:list-item>
            <text:list-item>
              <text:p text:style-name="P13">Boas práticas em desenvolvimento web </text:p>
            </text:list-item>
          </text:list>
        </text:list-item>
        <text:list-item>
          <text:p text:style-name="P12"><text:span text:style-name="Strong_20_Emphasis">Atividade prática</text:span>:</text:p>
          <text:list>
            <text:list-item>
              <text:p text:style-name="P12">Desenvolvimento de uma aplicação web de e-commerce com Spring Boot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ódulo 6: Desenvolvimento Mobile com Java (4 semanas)</text:span></text:h>
      <text:p text:style-name="Text_20_body"><text:span text:style-name="Strong_20_Emphasis">Objetivo</text:span>: Introduzir o desenvolvimento mobile com Java, focando no sistema Android.</text:p>
      <text:list text:style-name="L7">
        <text:list-item>
          <text:p text:style-name="P14"><text:span text:style-name="Strong_20_Emphasis">Conteúdo</text:span>: </text:p>
          <text:list>
            <text:list-item>
              <text:p text:style-name="P14">Introdução ao Android Studio </text:p>
            </text:list-item>
            <text:list-item>
              <text:p text:style-name="P14">Ciclo de vida de uma aplicação Android </text:p>
            </text:list-item>
            <text:list-item>
              <text:p text:style-name="P14">Componentes básicos (Activities, Intents, Services) </text:p>
            </text:list-item>
            <text:list-item>
              <text:p text:style-name="P14">Layouts e UI no Android </text:p>
            </text:list-item>
            <text:list-item>
              <text:p text:style-name="P14">Persistência de dados (SQLite e SharedPreferences) </text:p>
            </text:list-item>
            <text:list-item>
              <text:p text:style-name="P14">Consumo de APIs REST no Android </text:p>
            </text:list-item>
          </text:list>
        </text:list-item>
        <text:list-item>
          <text:p text:style-name="P14"><text:span text:style-name="Strong_20_Emphasis">Atividade prática</text:span>: </text:p>
          <text:list>
            <text:list-item>
              <text:p text:style-name="P15">Desenvolvimento de um aplicativo de gerenciamento de tarefas com Android. 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Módulo 7: Boas Práticas e Padrões de Projeto (2 semanas)</text:span></text:h>
      <text:p text:style-name="Text_20_body"><text:span text:style-name="Strong_20_Emphasis">Objetivo</text:span>: Ensinar boas práticas de programação e padrões de design aplicados ao desenvolvimento Java.</text:p>
      <text:list text:style-name="L8">
        <text:list-item>
          <text:p text:style-name="P16"><text:span text:style-name="Strong_20_Emphasis">Conteúdo</text:span>:</text:p>
          <text:list>
            <text:list-item>
              <text:p text:style-name="P17">Princípios SOLID </text:p>
            </text:list-item>
            <text:list-item>
              <text:p text:style-name="P17">Design Patterns (Singleton, Factory, Observer, etc.) </text:p>
            </text:list-item>
            <text:list-item>
              <text:p text:style-name="P17">Testes unitários com JUnit </text:p>
            </text:list-item>
            <text:list-item>
              <text:p text:style-name="P17">Testes de integração </text:p>
            </text:list-item>
            <text:list-item>
              <text:p text:style-name="P17">Refatoração de código </text:p>
            </text:list-item>
          </text:list>
        </text:list-item>
        <text:list-item>
          <text:p text:style-name="P16"><text:span text:style-name="Strong_20_Emphasis">Atividade prática</text:span>:</text:p>
          <text:list>
            <text:list-item>
              <text:p text:style-name="P16">Refatoração de um projeto anterior aplicando padrões de design e boas prática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ódulo 8: Projeto Final (6 semanas)</text:span></text:h>
      <text:p text:style-name="Text_20_body"><text:span text:style-name="Strong_20_Emphasis">Objetivo</text:span>: Aplicar os conhecimentos adquiridos em um projeto completo, desde a concepção até a entrega final.</text:p>
      <text:list text:style-name="L9">
        <text:list-item>
          <text:p text:style-name="P18"><text:span text:style-name="Strong_20_Emphasis">Conteúdo</text:span>:</text:p>
          <text:list>
            <text:list-item>
              <text:p text:style-name="P19">Definição de requisitos </text:p>
            </text:list-item>
            <text:list-item>
              <text:p text:style-name="P19">Planejamento e design da aplicação </text:p>
            </text:list-item>
            <text:list-item>
              <text:p text:style-name="P19">Implementação de features </text:p>
            </text:list-item>
            <text:list-item>
              <text:p text:style-name="P19">Integração com banco de dados e APIs </text:p>
            </text:list-item>
            <text:list-item>
              <text:p text:style-name="P19">Testes e validação </text:p>
            </text:list-item>
            <text:list-item>
              <text:p text:style-name="P19">Deploy da aplicação </text:p>
            </text:list-item>
          </text:list>
        </text:list-item>
        <text:list-item>
          <text:p text:style-name="P18"><text:span text:style-name="Strong_20_Emphasis">Projeto final</text:span>:</text:p>
          <text:list>
            <text:list-item>
              <text:p text:style-name="P18">Desenvolvimento de uma aplicação completa (ex.: sistema de gerenciamento de finanças pessoais ou uma plataforma de blog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Certificação</text:span></text:h>
      <text:p text:style-name="Text_20_body">Ao término do curso, os alunos que concluírem todos os módulos e realizarem o projeto final receberão um certificado de conclusão em <text:span text:style-name="Strong_20_Emphasis">Desenvolvimento de Software com Java</text:span>.</text:p>
      <text:p text:style-name="Horizontal_20_Line"/>
      <text:h text:style-name="Heading_20_3" text:outline-level="3"><text:span text:style-name="Strong_20_Emphasis">Ferramentas Utilizadas</text:span></text:h>
      <text:list text:style-name="L10">
        <text:list-item>
          <text:p text:style-name="P20"><text:span text:style-name="Strong_20_Emphasis">IDE</text:span>: IntelliJ IDEA, Eclipse, Android Studio </text:p>
        </text:list-item>
        <text:list-item>
          <text:p text:style-name="P20"><text:span text:style-name="Strong_20_Emphasis">Versionamento de código</text:span>: Git e GitHub </text:p>
        </text:list-item>
        <text:list-item>
          <text:p text:style-name="P20"><text:soft-page-break/><text:span text:style-name="Strong_20_Emphasis">Banco de dados</text:span>: MySQL, PostgreSQL </text:p>
        </text:list-item>
        <text:list-item>
          <text:p text:style-name="P20"><text:span text:style-name="Strong_20_Emphasis">Frameworks</text:span>: Spring Boot, Hibernate, JavaFX </text:p>
        </text:list-item>
        <text:list-item>
          <text:p text:style-name="P20"><text:span text:style-name="Strong_20_Emphasis">Teste</text:span>: JUnit </text:p>
        </text:list-item>
        <text:list-item>
          <text:p text:style-name="P21"><text:span text:style-name="Strong_20_Emphasis">Ambiente de desenvolvimento</text:span>: Maven, Gradle </text:p>
        </text:list-item>
      </text:list>
      <text:p text:style-name="Horizontal_20_Line"/>
      <text:h text:style-name="Heading_20_3" text:outline-level="3"><text:span text:style-name="Strong_20_Emphasis">Metodologia</text:span></text:h>
      <text:list text:style-name="L11">
        <text:list-item>
          <text:p text:style-name="P22"><text:span text:style-name="Strong_20_Emphasis">Aulas teóricas</text:span>: Explicação dos conceitos e demonstrações práticas. </text:p>
        </text:list-item>
        <text:list-item>
          <text:p text:style-name="P22"><text:span text:style-name="Strong_20_Emphasis">Aulas práticas</text:span>: Os alunos desenvolverão pequenos projetos em cada módulo para aplicar os conceitos vistos. </text:p>
        </text:list-item>
        <text:list-item>
          <text:p text:style-name="P22"><text:span text:style-name="Strong_20_Emphasis">Mentorias</text:span>: Suporte individualizado para dúvidas e dificuldades. </text:p>
        </text:list-item>
        <text:list-item>
          <text:p text:style-name="P23"><text:span text:style-name="Strong_20_Emphasis">Projeto final</text:span>: Desenvolvimento de um projeto real para avaliação final. </text:p>
        </text:list-item>
      </text:list>
      <text:p text:style-name="Horizontal_20_Line"/>
      <text:h text:style-name="Heading_20_3" text:outline-level="3"><text:span text:style-name="Strong_20_Emphasis">Pré-requisitos</text:span></text:h>
      <text:list text:style-name="L12">
        <text:list-item>
          <text:p text:style-name="P24">Conhecimentos básicos de lógica de programação (não obrigatório, mas recomendado). </text:p>
        </text:list-item>
        <text:list-item>
          <text:p text:style-name="P25">Computador com ambiente de desenvolvimento configurado (Java, IDE, Git, etc.). </text:p>
        </text:list-item>
      </text:list>
      <text:p text:style-name="Horizontal_20_Line"/>
      <text:p text:style-name="Text_20_body">Este programa visa fornecer uma formação completa, desde os fundamentos até o desenvolvimento de aplicações robustas e escaláveis, preparando os alunos para os desafios do mercado de trabalho como desenvolvedores Java.</text:p>
      <text:p text:style-name="Standard"/>
      <text:p text:style-name="Standard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2">
      <style:text-properties officeooo:paragraph-rsid="001c1cd0"/>
    </style:style>
    <style:style style:name="MP2" style:family="paragraph" style:parent-style-name="Footer">
      <style:text-properties officeooo:rsid="001d23ee" officeooo:paragraph-rsid="001d23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Programa de Curso Profissional de Programação em Java</text:h>
      </style:header>
      <style:footer>
        <text:p text:style-name="MP2">Created by Felizardo Cacul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21:58:29.063158486</meta:creation-date>
    <dc:date>2024-10-23T13:30:36.295969054</dc:date>
    <meta:editing-duration>P2DT20H47M21S</meta:editing-duration>
    <meta:editing-cycles>16</meta:editing-cycles>
    <meta:generator>LibreOffice/24.8.2.1$Linux_X86_64 LibreOffice_project/480$Build-1</meta:generator>
    <meta:document-statistic meta:table-count="0" meta:image-count="0" meta:object-count="0" meta:page-count="5" meta:paragraph-count="123" meta:word-count="927" meta:character-count="5977" meta:non-whitespace-character-count="5185"/>
  </office:meta>
</office:document-meta>
</file>